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82bf" officeooo:paragraph-rsid="001582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plots the points that have a modulus of exactly two after a certain number of iterations. </text:p>
      <text:p text:style-name="P1">So the other circle is all of the points that have modulos 2 after the first iteration( this includes (2,0), (-2,0), (0,2),(0,-2)). Then the next one, the ellipse is all the point that have modulos 2 after 2 iterations. This therefore shows the process of forming the mandlebrot. Each of these curves formed are equipotential curv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00:22:16.561668500</meta:creation-date>
    <dc:date>2015-03-16T00:29:17.123677396</dc:date>
    <meta:editing-duration>P0D</meta:editing-duration>
    <meta:editing-cycles>1</meta:editing-cycles>
    <meta:document-statistic meta:table-count="0" meta:image-count="0" meta:object-count="0" meta:page-count="1" meta:paragraph-count="2" meta:word-count="73" meta:character-count="428" meta:non-whitespace-character-count="356"/>
    <meta:generator>LibreOffice/4.2.7.2$Linux_X86_64 LibreOffice_project/420m0$Build-2</meta:generator>
  </office:meta>
</office:document-meta>
</file>